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ta1" style:family="table" style:master-page-name="PageStyle_5f_OPHMIS2">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8"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GENDER_DESC
NAME_TYPE_CODE</text:p>
          </table:table-cell>
          <table:table-cell table:style-name="ce26" office:value-type="string">
            <text:p>BIGINT(20)
VARCHAR(200)
VARCHAR(200)
VARCHAR(200)
VARCHAR(200)
INT(11)
VARCHAR(40)
INT(11)
DATE
INT(11)
INT(11)
INT(11)
INT(11)
TIMESTAMP
BIGINT(20)
TIMESTAMP
BIGINT(20)
VARCHAR(60)
INT(11)
</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cell table:style-name="ce26" office:value-type="string">
            <text:p>Removed the ACT_TIME_DATE field from the CLIENT table</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7"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29" office:value-type="string">
            <text:p>CODE_NON_CASH_BENEFIT</text:p>
          </table:table-cell>
          <table:table-cell table:style-name="ce30" office:value-type="string">
            <text:p>RENAME</text:p>
          </table:table-cell>
          <table:table-cell table:number-columns-repeated="2" table:style-name="ce24"/>
          <table:table-cell table:style-name="ce26"/>
          <table:table-cell table:style-name="ce23"/>
          <table:table-cell table:style-name="ce31" office:value-type="string">
            <text:p>Rename:LOOKUP_NON_CASH_BENEFIT</text:p>
          </table:table-cell>
        </table:table-row>
        <table:table-row table:style-name="ro3">
          <table:table-cell table:style-name="ce24" office:value-type="string">
            <text:p>PATH_CODE_HEALTH_INSURANCE</text:p>
          </table:table-cell>
          <table:table-cell table:style-name="ce29" office:value-type="string">
            <text:p>CODE_HEALTH_INSURANC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HEALTH_INSURANCE</text:p>
          </table:table-cell>
        </table:table-row>
        <table:table-row table:style-name="ro3">
          <table:table-cell table:style-name="ce24"/>
          <table:table-cell table:style-name="ce29" office:value-type="string">
            <text:p>CODE_TAXONOMY</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AXONOMY</text:p>
          </table:table-cell>
        </table:table-row>
        <table:table-row table:style-name="ro3">
          <table:table-cell table:style-name="ce24"/>
          <table:table-cell table:style-name="ce29" office:value-type="string">
            <text:p>CODE_THEATR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HEATRE</text:p>
          </table:table-cell>
        </table:table-row>
        <table:table-row table:style-name="ro3">
          <table:table-cell table:style-name="ce32"/>
          <table:table-cell table:style-name="ce30" office:value-type="string">
            <text:p>CODE_MILITARY_THEATRE</text:p>
          </table:table-cell>
          <table:table-cell table:style-name="ce30" office:value-type="string">
            <text:p>RENAME</text:p>
          </table:table-cell>
          <table:table-cell table:number-columns-repeated="2" table:style-name="ce24"/>
          <table:table-cell table:number-columns-repeated="2" table:style-name="ce26"/>
          <table:table-cell table:style-name="ce33" office:value-type="string">
            <text:p>Rename:CODE_MILITARY_BRANCH</text:p>
          </table:table-cell>
        </table:table-row>
        <table:table-row table:style-name="ro3">
          <table:table-cell table:style-name="ce24" office:value-type="string">
            <text:p>PATH_CODE_RESIDENCE_TYPE</text:p>
          </table:table-cell>
          <table:table-cell table:style-name="ce34"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7"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5" office:value-type="string">
            <text:p>PATH_CODE_NAME_TYPE</text:p>
          </table:table-cell>
          <table:table-cell table:style-name="ce35" office:value-type="string">
            <text:p>CODE_NAME_TYPE</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5" office:value-type="string">
            <text:p>PATH_CODE_LENGTH_OF_STAY</text:p>
          </table:table-cell>
          <table:table-cell table:style-name="ce35" office:value-type="string">
            <text:p>CODE_LENGTH_OF_STAY</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24" office:value-type="string">
            <text:p>CLIENT_DISABILITIES</text:p>
          </table:table-cell>
          <table:table-cell table:style-name="ce24" office:value-type="string">
            <text:p>NEW</text:p>
          </table:table-cell>
          <table:table-cell table:style-name="ce24"/>
          <table:table-cell table:style-name="ce24" office:value-type="string">
            <text:p>CLIENT_KEY
INFORMATION_DATE
PHYSICAL_GCT
PHYSICAL_RECV_TREAT_GCT 
DEVELOPMENTAL_GCT
DEVELOPMENTAL_RECV_TREAT_GCT
CHRONIC_HEALTH_COND_GCT 
CHRONIC_RECV_TREAT_GCT 
HIVAIDS_GCT
HIVAIDS_RECV_TREAT_GCT
MENTAL_HEALTH_GCT
MENTAL_HEALTH_LONG_GCT 
MENTAL_HLTH_RECV_TREAT_GCT 
SUBSTANCE_ABUSE_CODE 
SUBSTANCE_ABUSE_LONG_GCT 
SUBST_ABUSE_RECV_TREAT_GCT 
DOMES_VIOLENCE_GCT 
DOMES_VIOL_WHEN_CODE 
REC_ACTIVE_GCT 
ENTRY_DATE_TIME
ENTRY_USER_KEY 
LOG_DATE_TIME
LOG_USER_KEY 
DOCUMENT_ON_FILE 
HOW_CONFIRMED 
SMI_HOW_CONFIRM</text:p>
          </table:table-cell>
          <table:table-cell table:style-name="ce26" office:value-type="string">
            <text:p>bigint(20) 
date 
int(11) 
int(11) 
int(11) 
int(11) 
int(11) 
int(11) 
int(11) 
int(11) 
int(11) 
int(11) 
int(11) 
int(11) 
int(11) 
int(11) 
int(11) 
int(11) 
int(11) 
timestamp 
bigint(20) 
timestamp 
bigint(20) 
varchar(20) 
int(11) 
int(11)</text:p>
          </table:table-cell>
          <table:table-cell table:style-name="ce23" office:value-type="string">
            <text:p>CREATE TABLE `CLIENT_DISABILITIES` (
  `DISABILITIES_KEY` bigint(20) NOT NULL AUTO_INCREMENT,
  `CLIENT_KEY` bigint(20) NOT NULL,
  `INFORMATION_DATE` date DEFAULT NULL,
  `PHYSICAL_GCT` int(11) DEFAULT NULL,
  `PHYSICAL_RECV_TREAT_GCT` int(11) DEFAULT NULL,
  `DEVELOPMENTAL_GCT` int(11) DEFAULT NULL,
  `DEVELOPMENTAL_RECV_TREAT_GCT` int(11) DEFAULT NULL,
  `CHRONIC_HEALTH_COND_GCT` int(11) DEFAULT NULL,
  `CHRONIC_RECV_TREAT_GCT` int(11) DEFAULT NULL,
  `HIVAIDS_GCT` int(11) DEFAULT NULL,
  `HIVAIDS_RECV_TREAT_GCT` int(11) DEFAULT NULL,
  `MENTAL_HEALTH_GCT` int(11) DEFAULT NULL,
  `MENTAL_HEALTH_LONG_GCT` int(11) DEFAULT NULL,
  `MENTAL_HLTH_RECV_TREAT_GCT` int(11) DEFAULT NULL,
  `SUBSTANCE_ABUSE_CODE` int(11) DEFAULT NULL,
  `SUBSTANCE_ABUSE_LONG_GCT` int(11) DEFAULT NULL,
  `SUBST_ABUSE_RECV_TREAT_GCT` int(11) DEFAULT NULL,
  `DOMES_VIOLENCE_GCT` int(11) DEFAULT NULL,
  `DOMES_VIOL_WHEN_CODE` int(11) DEFAULT NULL,
  `REC_ACTIVE_GCT` int(11) DEFAULT '1',
  `ENTRY_DATE_TIME` timestamp NULL DEFAULT NULL,
  `ENTRY_USER_KEY` bigint(20) DEFAULT NULL,
  `LOG_DATE_TIME` timestamp NOT NULL DEFAULT CURRENT_TIMESTAMP ON UPDATE CURRENT_TIMESTAMP,
  `LOG_USER_KEY` bigint(20) DEFAULT NULL,
  `DOCUMENT_ON_FILE` varchar(20) DEFAULT NULL,
  `HOW_CONFIRMED` int(11) DEFAULT NULL,
  `SMI_HOW_CONFIRM` int(11) DEFAULT NULL,
  PRIMARY KEY (`DISABILITIES_KEY`)
) ENGINE=InnoDB AUTO_INCREMENT=348893 DEFAULT CHARSET=utf8;
</text:p>
          </table:table-cell>
          <table:table-cell table:style-name="ce36" office:value-type="string">
            <text:p>Removed the ACT_TIME_DATE field from the CLIENT_DISABILITIES table</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style-name="ce24"/>
          <table:table-cell table:style-name="ce24" office:value-type="string">
            <text:p>CLIENT_KEY
PREVIOUS_VET_INFO_KEY 
INFORMATION_DATE
YEAR_ENTERED_MILITARY
YEAR_LEFT_MILITARY
SERVED_IN_THEATRE_GCT
MILITARY_BRANCH_CODE
MILITARY_DISCHARGE_CODE
REC_ACTIVE_GCT
ENTRY_DATE_TIME 
ENTRY_USER_KEY
LOG_DATE_TIME
LOG_USER_KEY
WORLDWARII_GCT
KOREANWAR_GCT
VIETNAMWAR_GCT
PERSIANGULF_OPERDESERTSTORM_GCT 
AFGHANISTAN_OPERENDURFREEDOM_GCT
IRAQ_OPERIRAQIFREEDOM_GCT
IRAQ_OPERNEWDAWN_GCT 
OTHERTHEATRE_GCT</text:p>
          </table:table-cell>
          <table:table-cell table:style-name="ce26" office:value-type="string">
            <text:p>bigint(20) 
bigint(20) 
date 
int(11) 
int(11) 
int(11) 
int(11) 
int(11) 
int(11) 
timestamp 
bigint(20) 
timestamp 
bigint(20) 
int(11) 
int(11) 
int(11) 
int(11) 
int(11) 
int(11) 
int(11) 
int(11)</text:p>
          </table:table-cell>
          <table:table-cell table:style-name="ce26" office:value-type="string">
            <text:p>CREATE TABLE `CLIENT_VETERAN_INFO` (
  `VETERAN_INFO_KEY` bigint(20) NOT NULL AUTO_INCREMENT,
  `CLIENT_KEY` bigint(20) DEFAULT NULL,
  `PREVIOUS_VET_INFO_KEY` bigint(20) DEFAULT NULL,
  `INFORMATION_DATE` date DEFAULT NULL,
  `YEAR_ENTERED_MILITARY` int(11) DEFAULT NULL,
  `YEAR_LEFT_MILITARY` int(11) DEFAULT NULL,
  `SERVED_IN_THEATRE_GCT` int(11) DEFAULT NULL,
  `MILITARY_BRANCH_CODE` int(11) DEFAULT NULL,
  `MILITARY_DISCHARGE_CODE` int(11) DEFAULT NULL,
  `REC_ACTIVE_GCT` int(11) DEFAULT '1',
  `ENTRY_DATE_TIME` timestamp NULL DEFAULT NULL,
  `ENTRY_USER_KEY` bigint(20) DEFAULT NULL,
  `LOG_DATE_TIME` timestamp NOT NULL DEFAULT CURRENT_TIMESTAMP ON UPDATE CURRENT_TIMESTAMP,
  `LOG_USER_KEY` bigint(20) DEFAULT NULL,
  `WORLDWARII_GCT` int(11) DEFAULT NULL,
  `KOREANWAR_GCT` int(11) DEFAULT NULL,
  `VIETNAMWAR_GCT` int(11) DEFAULT NULL,
  `PERSIANGULF_OPERDESERTSTORM_GCT` int(11) DEFAULT NULL,
  `AFGHANISTAN_OPERENDURFREEDOM_GCT` int(11) DEFAULT NULL,
  `IRAQ_OPERIRAQIFREEDOM_GCT` int(11) DEFAULT NULL,
  `IRAQ_OPERNEWDAWN_GCT` int(11) DEFAULT NULL,
  `OTHERTHEATRE_GCT` int(11) DEFAULT NULL,
  PRIMARY KEY (`VETERAN_INFO_KEY`)
) ENGINE=InnoDB DEFAULT CHARSET=utf8;</text:p>
          </table:table-cell>
          <table:table-cell table:style-name="ce38" office:value-type="string">
            <text:p>1.Make all lower case column names to Upper case
2.Removed the ACT_TIME_DATE field from the CLIENT_VETERAN_INFO table</text:p>
          </table:table-cell>
        </table:table-row>
        <table:table-row table:style-name="ro3">
          <table:table-cell table:style-name="ce24"/>
          <table:table-cell table:style-name="ce37" office:value-type="string">
            <text:p>PROJECT</text:p>
          </table:table-cell>
          <table:table-cell table:style-name="ce28" office:value-type="string">
            <text:p>NEW</text:p>
          </table:table-cell>
          <table:table-cell table:style-name="ce24"/>
          <table:table-cell table:style-name="ce24" office:value-type="string">
            <text:p>PROJECT_NAME
AGENCY_KEY
COC_GROUP_KEY 
PRIMARY_SITE_KEY
MAX_STAY_DAYS
PROJECT_TYPE_CODE 
TARGET_POP_A_CODE
TARGET_POP_B_CODE
REC_ACTIVE_GCT
ENTRY_DATE_TIME
ENTRY_USER_KEY
LOG_DATE_TIME
LOG_USER_KEY 
CONTINUUMPROJECT</text:p>
          </table:table-cell>
          <table:table-cell table:style-name="ce26" office:value-type="string">
            <text:p>varchar(600) 
bigint(20) 
int(11) 
bigint(20) 
int(11) 
int(11) 
int(11) 
int(11) 
int(11) 
timestamp 
bigint(20) 
timestamp 
bigint(20) 
varchar(20)</text:p>
          </table:table-cell>
          <table:table-cell table:style-name="ce26" office:value-type="string">
            <text:p>CREATE TABLE `PROJECT` (
  `PROJECT_KEY` bigint(20) NOT NULL AUTO_INCREMENT,
  `PROJECT_NAME` varchar(600) DEFAULT NULL,
  `AGENCY_KEY` bigint(20) DEFAULT NULL,
  `COC_GROUP_KEY` int(11) DEFAULT NULL,
  `PRIMARY_SITE_KEY` bigint(20) DEFAULT NULL,
  `MAX_STAY_DAYS` int(11) DEFAULT NULL,
  `PROJECT_TYPE_CODE` int(11) DEFAULT NULL,
  `TARGET_POP_A_CODE` int(11) DEFAULT NULL,
  `TARGET_POP_B_CODE` int(11) DEFAULT NULL,
  `REC_ACTIVE_GCT` int(11) DEFAULT '1',
  `ENTRY_DATE_TIME` timestamp NULL DEFAULT NULL,
  `ENTRY_USER_KEY` bigint(20) DEFAULT NULL,
  `LOG_DATE_TIME` timestamp NOT NULL DEFAULT CURRENT_TIMESTAMP ON UPDATE CURRENT_TIMESTAMP,
  `LOG_USER_KEY` bigint(20) DEFAULT NULL,
  `CONTINUUMPROJECT` varchar(20) DEFAULT NULL,
  PRIMARY KEY (`PROJECT_KEY`),
  KEY `PROJECT_AK_IDX` (`AGENCY_KEY`),
  KEY `PROJECT_TYPE_CODE_IDX` (`PROJECT_TYPE_CODE`),
  KEY `PROJECT_REC_ACTIVE_IDX` (`REC_ACTIVE_GCT`)
) ENGINE=InnoDB AUTO_INCREMENT=7487 DEFAULT CHARSET=utf8;
</text:p>
          </table:table-cell>
          <table:table-cell table:style-name="ce38" office:value-type="string">
            <text:p>Removed the ACT_TIME_DATE field from the PROJECT tabl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38"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38" office:value-type="string">
            <text:p>CODE_DISCHARGE_STATUS RENAME TO CODE_MILITARY_DISCHARGE</text:p>
          </table:table-cell>
        </table:table-row>
        <table:table-row table:style-name="ro3">
          <table:table-cell table:style-name="ce24"/>
          <table:table-cell table:style-name="ce24" office:value-type="string">
            <text:p>PROJECT_COC_LOCATION</text:p>
          </table:table-cell>
          <table:table-cell table:style-name="ce24" office:value-type="string">
            <text:p>NEW</text:p>
          </table:table-cell>
          <table:table-cell table:style-name="ce24"/>
          <table:table-cell table:style-name="ce24" office:value-type="string">
            <text:p>PROGRAM_KEY
COC_NUM
GROUP_KEY
STATUS
COC_LOCATION
CREATE_DATE
CREATE_USER_KEY
UPDATE_USER_KEY
UPDATE_TIMESTAMP</text:p>
          </table:table-cell>
          <table:table-cell table:style-name="ce26" office:value-type="string">
            <text:p>INT(11)
VARCHAR(45)
INT(11)
CHAR(1)
INT(11)
DATE
INT(11)
INT(11)
DATETIME</text:p>
          </table:table-cell>
          <table:table-cell table:style-name="ce23" office:value-type="string">
            <text:p>CREATE TABLE `PROJECT_COC_LOCATION` (
  `PROGRAM_KEY` int(11) NOT NULL,
  `COC_NUM` varchar(45) DEFAULT NULL,
  `GROUP_KEY` int(11) DEFAULT NULL,
  `STATUS` char(1) DEFAULT NULL,
  `COC_LOCATION` int(11) DEFAULT NULL,
  `CREATE_DATE` date DEFAULT NULL,
  `CREATE_USER_KEY` int(11) DEFAULT NULL,
  `UPDATE_USER_KEY` int(11) DEFAULT NULL,
  `UPDATE_TIMESTAMP` datetime DEFAULT NULL
) ENGINE=InnoDB DEFAULT CHARSET=utf8;
</text:p>
          </table:table-cell>
          <table:table-cell table:style-name="ce38" office:value-type="string">
            <text:p>Added a new table to OPENHMIS2 and Golden DB schema</text:p>
          </table:table-cell>
        </table:table-row>
        <table:table-row table:style-name="ro3">
          <table:table-cell table:style-name="ce24"/>
          <table:table-cell table:style-name="ce39" office:value-type="string">
            <text:p>CODE_CLIENT_LOCATION</text:p>
          </table:table-cell>
          <table:table-cell table:style-name="ce24" office:value-type="string">
            <text:p>NEW</text:p>
          </table:table-cell>
          <table:table-cell table:style-name="ce24"/>
          <table:table-cell table:style-name="ce24" office:value-type="string">
            <text:p>CLIENT_LOCATION_KEY
CLIENT_LOCATION_NAME
DESCRIPTION
ACTIVE 
CITY 
COUNTY 
CLIENT_LOCATION_NUMBER
STATE_KEY
UPDATE_TIMESTAMP
PATH_GROUP_KEY</text:p>
          </table:table-cell>
          <table:table-cell table:style-name="ce26" office:value-type="string">
            <text:p>int(11) 
varchar(100) 
varchar(200) 
char(1) 
varchar(45) 
varchar(45) 
varchar(45) 
int(11) 
datetime 
int(11)</text:p>
          </table:table-cell>
          <table:table-cell table:style-name="ce26" office:value-type="string">
            <text:p>CREATE TABLE `CODE_CLIENT_LOCATION` (
  `CLIENT_LOCATION_KEY` int(11) NOT NULL,
  `CLIENT_LOCATION_NAME` varchar(100) DEFAULT NULL,
  `DESCRIPTION` varchar(200) DEFAULT NULL,
  `ACTIVE` char(1) DEFAULT NULL,
  `CITY` varchar(45) DEFAULT NULL,
  `COUNTY` varchar(45) DEFAULT NULL,
  `CLIENT_LOCATION_NUMBER` varchar(45) DEFAULT NULL,
  `STATE_KEY` int(11) DEFAULT NULL,
  `UPDATE_TIMESTAMP` datetime DEFAULT NULL,
  `PATH_GROUP_KEY` int(11) DEFAULT NULL
) ENGINE=InnoDB DEFAULT CHARSET=utf8 COMMENT='COC locations';
</text:p>
          </table:table-cell>
          <table:table-cell table:style-name="ce27" office:value-type="string">
            <text:p>Created a new table for Client_location as "CODE_CLIENT_LOCATION".</text:p>
          </table:table-cell>
          <table:table-cell table:style-name="ce40" office:value-type="string">
            <text:p>Removed on 6/1/2015</text:p>
          </table:table-cell>
        </table:table-row>
        <table:table-row table:style-name="ro2">
          <table:table-cell table:style-name="ce35" office:value-type="string">
            <text:p>PATH_CODE_FEDRAL_SERVICE</text:p>
          </table:table-cell>
          <table:table-cell table:style-name="ce35" office:value-type="string">
            <text:p>CODE_FEDERAL_SERVICE</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5" office:value-type="string">
            <text:p>PATH_CODE_FEDERAL_FUND_SOURCE</text:p>
          </table:table-cell>
          <table:table-cell table:style-name="ce35" office:value-type="string">
            <text:p>CODE_FEDERAL_FUND_SOURCE</text:p>
          </table:table-cell>
          <table:table-cell table:style-name="ce24" office:value-type="string">
            <text:p>ALTER</text:p>
          </table:table-cell>
          <table:table-cell table:style-name="ce35"/>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5" office:value-type="string">
            <text:p>PATH_CODE_PATH_CONFIRM</text:p>
          </table:table-cell>
          <table:table-cell table:style-name="ce35" office:value-type="string">
            <text:p>CODE_PATH_CONFIRM</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5" office:value-type="string">
            <text:p>PATH_CODE_PROGRAM_HOPWA</text:p>
          </table:table-cell>
          <table:table-cell table:style-name="ce35" office:value-type="string">
            <text:p>CODE_PROGRAM_HOPWA</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HOPWA_EXIT</text:p>
          </table:table-cell>
          <table:table-cell table:style-name="ce35" office:value-type="string">
            <text:p>CODE_PROGRAM_HOPWA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PATH_EXIT</text:p>
          </table:table-cell>
          <table:table-cell table:style-name="ce35" office:value-type="string">
            <text:p>CODE_PROGRAM_PATH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ELATIONSHIP</text:p>
          </table:table-cell>
          <table:table-cell table:style-name="ce35" office:value-type="string">
            <text:p>CODE_PROGRAM_RELATIONSHI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5" office:value-type="string">
            <text:p>PATH_CODE_PROGRAM_RHSAP</text:p>
          </table:table-cell>
          <table:table-cell table:style-name="ce35" office:value-type="string">
            <text:p>CODE_PROGRAM_RHSA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RHY</text:p>
          </table:table-cell>
          <table:table-cell table:style-name="ce35" office:value-type="string">
            <text:p>CODE_PROGRAM_RHY</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EXIT</text:p>
          </table:table-cell>
          <table:table-cell table:style-name="ce35" office:value-type="string">
            <text:p>CODE_PROGRAM_RHY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YOUTH</text:p>
          </table:table-cell>
          <table:table-cell table:style-name="ce35" office:value-type="string">
            <text:p>CODE_PROGRAM_RHY_YOUTH</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YESNO</text:p>
          </table:table-cell>
          <table:table-cell table:style-name="ce35" office:value-type="string">
            <text:p>CODE_YESNO</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5"/>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5"/>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style-name="ce24"/>
          <table:table-cell table:style-name="ce24" office:value-type="string">
            <text:p>Google Cloud SQL View Name (OPEMHMIS2)</text:p>
          </table:table-cell>
          <table:table-cell table:number-columns-repeated="2" table:style-name="ce24"/>
          <table:table-cell table:style-name="ce24" office:value-type="string">
            <text:p>Columns in Google Cloud SQL Table</text:p>
          </table:table-cell>
          <table:table-cell table:style-name="ce23" office:value-type="string">
            <text:p>Datatype </text:p>
          </table:table-cell>
          <table:table-cell/>
          <table:table-cell table:style-name="ce23" office:value-type="string">
            <text:p>Comments</text:p>
          </table:table-cell>
        </table:table-row>
        <table:table-row table:style-name="ro3">
          <table:table-cell table:style-name="ce24"/>
          <table:table-cell table:style-name="ce24" office:value-type="string">
            <text:p>CODE_PROJECT_LOCATION</text:p>
          </table:table-cell>
          <table:table-cell table:style-name="ce24" office:value-type="string">
            <text:p>NEW</text:p>
          </table:table-cell>
          <table:table-cell table:style-name="ce24"/>
          <table:table-cell table:style-name="ce24" office:value-type="string">
            <text:p>STATE_KEY
STATE
GROUP_NAME
GROUP_KEY
DESCRIPTION
COUNTY
COC_NUMBER
CITY
ACTIVE
VALUES</text:p>
          </table:table-cell>
          <table:table-cell table:style-name="ce26" office:value-type="string">
            <text:p>Double
Varchar(20)
Varchar(100)
Double
Varchar(200)
Varchar(20)
Varchar(20)
Varchar(20)
Char(1)</text:p>
          </table:table-cell>
          <table:table-cell table:style-name="ce23"/>
          <table:table-cell table:style-name="ce26" office:value-type="string">
            <text:p>Added on 6/1/2015</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office:master-styles>
</office:document-styles>
</file>